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704cm" fo:margin-left="-1.065cm" fo:margin-top="0cm" fo:margin-bottom="0cm" table:align="left" style:writing-mode="lr-tb"/>
    </style:style>
    <style:style style:name="Tableau1.A" style:family="table-column">
      <style:table-column-properties style:column-width="14.804cm"/>
    </style:style>
    <style:style style:name="Tableau1.B" style:family="table-column">
      <style:table-column-properties style:column-width="9.193cm"/>
    </style:style>
    <style:style style:name="Tableau1.C" style:family="table-column">
      <style:table-column-properties style:column-width="4.706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A3" style:family="table-cell">
      <style:table-cell-properties fo:background-color="#ffa6a6" fo:padding-left="0.191cm" fo:padding-right="0.191cm" fo:padding-top="0cm" fo:padding-bottom="0cm" fo:border="0.5pt solid #000000">
        <style:background-image/>
      </style:table-cell-properties>
    </style:style>
    <style:style style:name="Tableau1.B3" style:family="table-cell">
      <style:table-cell-properties fo:background-color="#ffa6a6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A5" style:family="table-cell">
      <style:table-cell-properties fo:background-color="#ff4000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9" style:family="table-row">
      <style:table-row-properties style:min-row-height="0.159cm" fo:keep-together="auto"/>
    </style:style>
    <style:style style:name="Tableau1.A9" style:family="table-cell">
      <style:table-cell-properties fo:background-color="#ffa6a6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9" style:family="table-cell">
      <style:table-cell-properties fo:background-color="#ffa6a6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2" style:family="table">
      <style:table-properties style:width="15.304cm" fo:margin-left="11.464cm" table:align="left"/>
    </style:style>
    <style:style style:name="Tableau2.A" style:family="table-column">
      <style:table-column-properties style:column-width="4.098cm"/>
    </style:style>
    <style:style style:name="Tableau2.B" style:family="table-column">
      <style:table-column-properties style:column-width="4.099cm"/>
    </style:style>
    <style:style style:name="Tableau2.C" style:family="table-column">
      <style:table-column-properties style:column-width="3.598cm"/>
    </style:style>
    <style:style style:name="Tableau2.D" style:family="table-column">
      <style:table-column-properties style:column-width="3.508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2" style:family="table-row">
      <style:table-row-properties style:min-row-height="3.985cm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fe045" officeooo:paragraph-rsid="00540c2c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5b81eb" officeooo:paragraph-rsid="005cbed3" style:font-size-asian="11pt" style:font-weight-asian="bold" style:font-name-complex="Arial" style:font-size-complex="11pt" style:font-weight-complex="bold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bold" officeooo:rsid="0068e1ff" officeooo:paragraph-rsid="0068e1ff" style:font-size-asian="11pt" style:font-weight-asian="bold" style:font-name-complex="Arial" style:font-size-complex="11pt" style:font-weight-complex="bold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5f4552" officeooo:paragraph-rsid="00540c2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d067c" officeooo:paragraph-rsid="006d067c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a3fae" officeooo:paragraph-rsid="006a3fae" style:font-size-asian="11pt" style:font-name-complex="Arial" style:font-size-complex="11pt"/>
    </style:style>
    <style:style style:name="P11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2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6d067c" officeooo:paragraph-rsid="006d067c" style:font-size-asian="11pt" style:font-name-complex="Arial" style:font-size-complex="11pt"/>
    </style:style>
    <style:style style:name="P15" style:family="paragraph" style:parent-style-name="Standard">
      <style:text-properties style:font-name="Caligra" fo:font-size="11pt" officeooo:rsid="0070ccfa" officeooo:paragraph-rsid="0070ccfa" style:font-size-asian="11pt" style:font-name-complex="Arial" style:font-size-complex="11pt"/>
    </style:style>
    <style:style style:name="P16" style:family="paragraph" style:parent-style-name="Standard">
      <style:text-properties style:font-name="Caligra" officeooo:paragraph-rsid="00540c2c"/>
    </style:style>
    <style:style style:name="P17" style:family="paragraph" style:parent-style-name="Standard">
      <style:text-properties style:font-name="Caligra" officeooo:rsid="005b81eb" officeooo:paragraph-rsid="005b81eb"/>
    </style:style>
    <style:style style:name="P18" style:family="paragraph" style:parent-style-name="Standard">
      <style:text-properties officeooo:paragraph-rsid="006453bc"/>
    </style:style>
    <style:style style:name="P19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1cc0f" officeooo:paragraph-rsid="00540c2c" style:font-size-asian="11pt" style:font-weight-asian="bold" style:font-name-complex="Arial" style:font-size-complex="11pt" style:font-weight-complex="bold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1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2" style:family="paragraph" style:parent-style-name="Table_20_Contents">
      <style:paragraph-properties fo:text-align="center" style:justify-single-word="false"/>
      <style:text-properties style:font-name="Caligra" officeooo:rsid="006099fc" officeooo:paragraph-rsid="006453bc"/>
    </style:style>
    <style:style style:name="P23" style:family="paragraph" style:parent-style-name="Table_20_Contents">
      <style:paragraph-properties fo:text-align="center" style:justify-single-word="false"/>
      <style:text-properties style:font-name="Caligra" fo:font-size="10pt" officeooo:rsid="006099fc" officeooo:paragraph-rsid="006453bc" style:font-size-asian="10pt" style:font-size-complex="10pt"/>
    </style:style>
    <style:style style:name="P24" style:family="paragraph" style:parent-style-name="Text_20_body">
      <style:paragraph-properties fo:margin-top="0cm" fo:margin-bottom="0cm" style:contextual-spacing="false"/>
      <style:text-properties style:font-name="Caligra" fo:font-size="11pt" fo:font-style="italic" officeooo:rsid="00641c7e" officeooo:paragraph-rsid="005ea1be" style:font-size-asian="11pt" style:font-style-asian="italic" style:font-size-complex="11pt" style:font-style-complex="italic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668d03" style:font-size-asian="11pt" style:font-size-complex="11pt"/>
    </style:style>
    <style:style style:name="P26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668d03" style:font-size-asian="11pt" style:font-size-complex="11pt"/>
    </style:style>
    <style:style style:name="P27" style:family="paragraph" style:parent-style-name="Standard">
      <style:text-properties style:font-name="Caligra" officeooo:rsid="0074eaa1" officeooo:paragraph-rsid="0074eaa1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officeooo:rsid="002fecf8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fecf8" style:font-style-asian="italic" style:font-style-complex="italic"/>
    </style:style>
    <style:style style:name="T6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7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8" style:family="text">
      <style:text-properties fo:font-size="11pt" fo:font-weight="bold" officeooo:rsid="0064c3ad" style:font-size-asian="11pt" style:font-weight-asian="bold" style:font-name-complex="Arial" style:font-size-complex="11pt" style:font-weight-complex="bold"/>
    </style:style>
    <style:style style:name="T9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0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fo:color="#ffffd7" loext:opacity="100%" fo:font-size="11pt" fo:font-weight="bold" officeooo:rsid="0064c3ad" style:font-size-asian="11pt" style:font-weight-asian="bold" style:font-name-complex="Arial" style:font-size-complex="11pt"/>
    </style:style>
    <style:style style:name="T12" style:family="text">
      <style:text-properties officeooo:rsid="005d01c8"/>
    </style:style>
    <style:style style:name="T13" style:family="text">
      <style:text-properties officeooo:rsid="006c6d6c"/>
    </style:style>
    <style:style style:name="T14" style:family="text">
      <style:text-properties officeooo:rsid="00667c99"/>
    </style:style>
    <style:style style:name="T15" style:family="text">
      <style:text-properties officeooo:rsid="006b1c88"/>
    </style:style>
    <style:style style:name="T16" style:family="text">
      <style:text-properties officeooo:rsid="006d067c"/>
    </style:style>
    <style:style style:name="T17" style:family="text">
      <style:text-properties officeooo:rsid="006d1baf"/>
    </style:style>
    <style:style style:name="T18" style:family="text">
      <style:text-properties officeooo:rsid="006dbc8f"/>
    </style:style>
    <style:style style:name="T19" style:family="text">
      <style:text-properties officeooo:rsid="006ef242"/>
    </style:style>
    <style:style style:name="T20" style:family="text">
      <style:text-properties officeooo:rsid="0071b4a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3">La dernière fois :</text:span><text:span text:style-name="T5">’’’- Corrigé les exercices 1,3,5 - Fais l'activité 2 du chapitre’’’</text:span></text:p>
      <text:p text:style-name="P25"><text:span text:style-name="T5">P</text:span><text:span text:style-name="T4">our aujourd’hui : </text:span><text:span text:style-name="T5">exercice 2</text:span></text:p>
      <text:p text:style-name="P24">suivi : Sebastian doit prendre la correction de l'activité 1</text:p>
      <text:p text:style-name="P19"><text:span text:style-name="T14">26 février</text:span> 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20"><text:span text:style-name="T9">Séance </text:span><text:span text:style-name="T11">18</text:span><text:span text:style-name="T9">: </text:span><text:span text:style-name="T10">Fiche de préparation</text:span><text:span text:style-name="T7"> <text:s/></text:span></text:p>
            <text:p text:style-name="P21"><text:span text:style-name="T7">c</text:span><text:span text:style-name="T6">lasse : <text:s/></text:span><text:span text:style-name="T8">5e3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3" office:value-type="string">
            <text:p text:style-name="P5">Appel</text:p>
          </table:table-cell>
          <table:table-cell table:style-name="Tableau1.B3" office:value-type="string">
            <text:p text:style-name="P11"/>
          </table:table-cell>
          <table:table-cell table:style-name="Tableau1.A3" office:value-type="string">
            <text:p text:style-name="P11"/>
          </table:table-cell>
        </table:table-row>
        <table:table-row table:style-name="Tableau1.4">
          <table:table-cell table:style-name="Tableau1.A4" office:value-type="string">
            <text:p text:style-name="P7">Rappel de vie de classe</text:p>
          </table:table-cell>
          <table:table-cell table:style-name="Tableau1.B4" office:value-type="string">
            <text:p text:style-name="P11"/>
          </table:table-cell>
          <table:table-cell table:style-name="Tableau1.A4" office:value-type="string">
            <text:p text:style-name="P11"/>
          </table:table-cell>
        </table:table-row>
        <table:table-row table:style-name="Tableau1.5">
          <table:table-cell table:style-name="Tableau1.A5" office:value-type="string">
            <text:p text:style-name="P10">Correction exercice + suivi sebastian <text:span text:style-name="T15">+ ont-ils recopié le cours ?</text:span>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3">
          <table:table-cell table:style-name="Tableau1.A4" office:value-type="string">
            <text:p text:style-name="P8">A<text:span text:style-name="T16">ct3</text:span></text:p>
          </table:table-cell>
          <table:table-cell table:style-name="Tableau1.B4" office:value-type="string">
            <text:p text:style-name="P14"><text:span text:style-name="T17">Mat</text:span><text:span text:style-name="T18">é</text:span><text:span text:style-name="T17">riel filtration, </text:span><text:span text:style-name="T19">vidéos,</text:span><text:span text:style-name="T17"> </text:span>pap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9">Act4</text:p>
          </table:table-cell>
          <table:table-cell table:style-name="Tableau1.B4" office:value-type="string">
            <text:p text:style-name="P15">Bécher et eau (fil à plomb?) :)</text:p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9">Exercice <text:span text:style-name="T20">2, </text:span>13</text:p>
          </table:table-cell>
          <table:table-cell table:style-name="Tableau1.B4" office:value-type="string">
            <text:p text:style-name="P15"/>
          </table:table-cell>
          <table:table-cell table:style-name="Tableau1.A4" office:value-type="string">
            <text:p text:style-name="P13"/>
          </table:table-cell>
        </table:table-row>
        <table:table-row table:style-name="Tableau1.9">
          <table:table-cell table:style-name="Tableau1.A9" office:value-type="string">
            <text:p text:style-name="P6">Agenda <text:span text:style-name="T12">+ matériel</text:span></text:p>
          </table:table-cell>
          <table:table-cell table:style-name="Tableau1.B9" office:value-type="string">
            <text:p text:style-name="P27">Exercice part2</text:p>
          </table:table-cell>
          <table:table-cell table:style-name="Tableau1.A9" office:value-type="string">
            <text:p text:style-name="P17">5min</text:p>
          </table:table-cell>
        </table:table-row>
      </table:table>
      <text:p text:style-name="P16"/>
      <text:p text:style-name="P3"><text:span text:style-name="T1">Pour la prochaine fois </text:span><text:span text:style-name="T2">: Exercice 13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Line94649179316352">
          <table:table-cell table:style-name="Tableau2.A1" office:value-type="string">
            <text:p text:style-name="P23">Matériel</text:p>
          </table:table-cell>
          <table:table-cell table:style-name="Tableau2.A1" office:value-type="string">
            <text:p text:style-name="P23"><text:span text:style-name="T13">T</text:span>ravail <text:span text:style-name="T13">non fait</text:span></text:p>
          </table:table-cell>
          <table:table-cell table:style-name="Tableau2.A1" office:value-type="string">
            <text:p text:style-name="P23"><text:span text:style-name="T13">T</text:span>ravail <text:span text:style-name="T13">pendant l'heure</text:span></text:p>
          </table:table-cell>
          <table:table-cell table:style-name="Tableau2.D1" office:value-type="string">
            <text:p text:style-name="P23">Comportement</text:p>
          </table:table-cell>
        </table:table-row>
        <table:table-row table:style-name="Tableau2.2"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A2" office:value-type="string">
            <text:p text:style-name="P22"/>
          </table:table-cell>
          <table:table-cell table:style-name="Tableau2.D2" office:value-type="string">
            <text:p text:style-name="P22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96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10M22S</meta:editing-duration>
    <meta:editing-cycles>26</meta:editing-cycles>
    <meta:generator>LibreOffice/7.0.4.2$Linux_X86_64 LibreOffice_project/00$Build-2</meta:generator>
    <meta:creation-date>2021-02-04T16:16:38.289524303</meta:creation-date>
    <meta:initial-creator>J Cercy</meta:initial-creator>
    <dc:date>2021-02-25T21:01:06.237523519</dc:date>
    <dc:creator>J Cercy</dc:creator>
    <meta:document-statistic meta:table-count="2" meta:image-count="0" meta:object-count="0" meta:page-count="1" meta:paragraph-count="25" meta:word-count="96" meta:character-count="564" meta:non-whitespace-character-count="489"/>
    <meta:template xlink:type="simple" xlink:actuate="onRequest" xlink:title="fiche_de_prep_type" xlink:href="../fiche_de_prep_type.ott" meta:date="2021-02-04T16:16:36.866451548"/>
  </office:meta>
</office:document-meta>
</file>